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194.85pt" svg:y="2.83pt">
            <loext:p draw:notify-on-update-of-ranges="Sheet1.B1:Sheet1.B1 Sheet1.B2:Sheet1.B14 Sheet1.C1:Sheet1.C1 Sheet1.C2:Sheet1.C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Reading</text:p>
          </table:table-cell>
          <table:table-cell office:value-type="string" calcext:value-type="string">
            <text:p>Level (in)</text:p>
          </table:table-cell>
        </table:table-row>
        <table:table-row table:style-name="ro1">
          <table:table-cell/>
          <table:table-cell office:value-type="float" office:value="695.75" calcext:value-type="float">
            <text:p>695.7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667.1" calcext:value-type="float">
            <text:p>667.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644.4" calcext:value-type="float">
            <text:p>644.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622.1" calcext:value-type="float">
            <text:p>622.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603.6" calcext:value-type="float">
            <text:p>603.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587.4" calcext:value-type="float">
            <text:p>587.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568.9" calcext:value-type="float">
            <text:p>568.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554.05" calcext:value-type="float">
            <text:p>554.0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539.6" calcext:value-type="float">
            <text:p>539.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31.06" calcext:value-type="float">
            <text:p>531.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22.7" calcext:value-type="float">
            <text:p>522.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12.8" calcext:value-type="float">
            <text:p>512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05.6" calcext:value-type="float">
            <text:p>505.6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5T19:05:41.993979171</meta:creation-date>
    <dc:date>2017-07-15T20:18:58.812263879</dc:date>
    <meta:editing-duration>PT32M15S</meta:editing-duration>
    <meta:editing-cycles>2</meta:editing-cycles>
    <meta:generator>LibreOffice/5.3.1.2$Linux_X86_64 LibreOffice_project/30m0$Build-2</meta:generator>
    <meta:document-statistic meta:table-count="1" meta:cell-count="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01cm" svg:y="4.005cm" style:legend-expansion="high" chart:style-name="ch2"/>
        <chart:plot-area chart:style-name="ch3" table:cell-range-address="Sheet1.B1:Sheet1.C14" chart:data-source-has-labels="row" svg:x="0.512cm" svg:y="0.364cm" svg:width="11.369cm" svg:height="8.639cm">
          <chartooo:coordinate-region svg:x="1.134cm" svg:y="0.538cm" svg:width="10.468cm" svg:height="7.87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14" chart:label-cell-address="Sheet1.C1:Sheet1.C1" chart:class="chart:scatter">
            <chart:domain table:cell-range-address="Sheet1.B2:Sheet1.B14"/>
            <chart:regression-curve chart:style-name="ch7">
              <chart:equation chart:display-equation="true" chart:display-r-square="true" svg:x="1.397cm" svg:y="0.962cm"/>
            </chart:regression-curve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evel (in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95.75">
                <text:p>695.75</text:p>
                <draw:g>
                  <svg:desc>Sheet1.B2:Sheet1.B14</svg:desc>
                </draw:g>
              </table:table-cell>
              <table:table-cell office:value-type="float" office:value="21">
                <text:p>21</text:p>
                <draw:g>
                  <svg:desc>Sheet1.C2:Sheet1.C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67.1">
                <text:p>667.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4.4">
                <text:p>644.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22.1">
                <text:p>622.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3.6">
                <text:p>603.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7.4">
                <text:p>587.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8.9">
                <text:p>568.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4.05">
                <text:p>554.0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39.6">
                <text:p>539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31.06">
                <text:p>531.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2.7">
                <text:p>522.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2.8">
                <text:p>512.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5.6">
                <text:p>505.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